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 New Roman2" svg:font-family="'Times New Roman'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DejaVu Sans" svg:font-family="'DejaVu Sans'" style:font-family-generic="swiss" style:font-pitch="variable"/>
    <style:font-face style:name="ISOCPEUR" svg:font-family="ISOCPEUR, Arial" style:font-family-generic="swiss" style:font-pitch="variable"/>
    <style:font-face style:name="Times New Roman3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justify" style:justify-single-word="false" fo:orphans="2" fo:widows="2"/>
      <style:text-properties officeooo:paragraph-rsid="00160475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Heading_20_2">
      <style:text-properties officeooo:rsid="0018e4b9" officeooo:paragraph-rsid="0018e4b9"/>
    </style:style>
    <style:style style:name="P10" style:family="paragraph" style:parent-style-name="Heading_20_3">
      <style:text-properties officeooo:rsid="0018e4b9" officeooo:paragraph-rsid="0018e4b9"/>
    </style:style>
    <style:style style:name="P11" style:family="paragraph" style:parent-style-name="Title" style:list-style-name="" style:master-page-name="First_20_Page">
      <style:paragraph-properties style:page-number="auto"/>
      <style:text-properties officeooo:paragraph-rsid="0018e4b9"/>
    </style:style>
    <style:style style:name="P12" style:family="paragraph">
      <style:paragraph-properties style:writing-mode="lr-tb"/>
    </style:style>
    <style:style style:name="P13" style:family="paragraph">
      <style:paragraph-properties fo:text-align="center" style:writing-mode="lr-tb"/>
    </style:style>
    <style:style style:name="P14" style:family="paragraph">
      <style:paragraph-properties fo:text-align="center" style:writing-mode="lr-tb"/>
      <style:text-properties fo:font-size="8pt" style:font-size-asian="8pt" style:font-size-complex="8pt"/>
    </style:style>
    <style:style style:name="P15" style:family="paragraph">
      <style:paragraph-properties fo:text-align="center" style:writing-mode="lr-tb"/>
      <style:text-properties fo:font-size="8.5pt" style:font-size-asian="8.5pt" style:font-size-complex="8.5pt"/>
    </style:style>
    <style:style style:name="P16" style:family="paragraph">
      <style:paragraph-properties fo:text-align="center" style:writing-mode="lr-tb"/>
      <style:text-properties fo:font-size="7pt" style:font-size-asian="7pt" style:font-size-complex="7pt"/>
    </style:style>
    <style:style style:name="P17" style:family="paragraph">
      <style:paragraph-properties fo:text-align="justify" style:writing-mode="lr-tb"/>
    </style:style>
    <style:style style:name="T1" style:family="text">
      <style:text-properties officeooo:rsid="00160475"/>
    </style:style>
    <style:style style:name="T2" style:family="text">
      <style:text-properties officeooo:rsid="001b7189"/>
    </style:style>
    <style:style style:name="T3" style:family="text">
      <style:text-properties officeooo:rsid="001d7969"/>
    </style:style>
    <style:style style:name="T4" style:family="text">
      <style:text-properties officeooo:rsid="001f2a93"/>
    </style:style>
    <style:style style:name="T5" style:family="text">
      <style:text-properties officeooo:rsid="0020792e"/>
    </style:style>
    <style:style style:name="T6" style:family="text">
      <style:text-properties officeooo:rsid="0020822a"/>
    </style:style>
    <style:style style:name="T7" style:family="text">
      <style:text-properties officeooo:rsid="00498531"/>
    </style:style>
    <style:style style:name="T8" style:family="text">
      <style:text-properties officeooo:rsid="0018e4b9"/>
    </style:style>
    <style:style style:name="T9" style:family="text">
      <style:text-properties fo:font-variant="normal" fo:text-transform="none" fo:color="#000000" style:font-name="Times New Roman2" fo:font-size="14pt" fo:letter-spacing="normal" fo:font-style="normal" fo:font-weight="normal" style:font-name-asian="Times New Roman" style:font-size-asian="14pt" style:font-name-complex="DejaVu Sans" style:font-size-complex="14pt" style:language-complex="zxx" style:country-complex="none"/>
    </style:style>
    <style:style style:name="T10" style:family="text">
      <style:text-properties fo:font-variant="normal" fo:text-transform="none" fo:color="#000000" style:font-name="Times New Roman2" fo:font-size="14pt" fo:letter-spacing="normal" fo:font-style="normal" fo:font-weight="normal" officeooo:rsid="00319157" style:font-name-asian="Times New Roman" style:font-size-asian="14pt" style:font-name-complex="DejaVu Sans" style:font-size-complex="14pt" style:language-complex="zxx" style:country-complex="none"/>
    </style:style>
    <style:style style:name="T11" style:family="text">
      <style:text-properties fo:font-size="14pt" officeooo:rsid="001b7189" style:font-size-asian="14pt" style:font-size-complex="14pt"/>
    </style:style>
    <style:style style:name="T12" style:family="text">
      <style:text-properties fo:font-size="14pt" officeooo:rsid="0023ac43" style:font-size-asian="14pt" style:font-size-complex="14pt"/>
    </style:style>
    <style:style style:name="T13" style:family="text">
      <style:text-properties fo:font-size="14pt" officeooo:rsid="00250f0e" style:font-size-asian="14pt" style:font-size-complex="14pt"/>
    </style:style>
    <style:style style:name="T14" style:family="text">
      <style:text-properties fo:font-size="14pt" officeooo:rsid="0020792e" style:font-size-asian="14pt" style:font-size-complex="14pt"/>
    </style:style>
    <style:style style:name="T15" style:family="text">
      <style:text-properties fo:font-size="14pt" officeooo:rsid="001adfa1" style:font-size-asian="14pt" style:font-size-complex="14pt"/>
    </style:style>
    <style:style style:name="T16" style:family="text">
      <style:text-properties officeooo:rsid="0023ac43"/>
    </style:style>
    <style:style style:name="T17" style:family="text">
      <style:text-properties officeooo:rsid="00250f0e"/>
    </style:style>
    <style:style style:name="T18" style:family="text">
      <style:text-properties officeooo:rsid="00271144"/>
    </style:style>
    <style:style style:name="T19" style:family="text">
      <style:text-properties officeooo:rsid="0026abd7"/>
    </style:style>
    <style:style style:name="T20" style:family="text">
      <style:text-properties officeooo:rsid="00273d1c"/>
    </style:style>
    <style:style style:name="T21" style:family="text">
      <style:text-properties officeooo:rsid="0027a77d"/>
    </style:style>
    <style:style style:name="T22" style:family="text">
      <style:text-properties officeooo:rsid="00326a19"/>
    </style:style>
    <style:style style:name="T23" style:family="text">
      <style:text-properties officeooo:rsid="00299011"/>
    </style:style>
    <style:style style:name="T24" style:family="text">
      <style:text-properties officeooo:rsid="002aa044"/>
    </style:style>
    <style:style style:name="T25" style:family="text">
      <style:text-properties officeooo:rsid="001adfa1"/>
    </style:style>
    <style:style style:name="T26" style:family="text">
      <style:text-properties officeooo:rsid="001f6272"/>
    </style:style>
    <style:style style:name="T27" style:family="text">
      <style:text-properties officeooo:rsid="0021202c"/>
    </style:style>
    <style:style style:name="T28" style:family="text">
      <style:text-properties style:use-window-font-color="true" style:font-name="ISOCPEUR" fo:font-size="9pt" fo:language="uk" fo:country="UA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T29" style:family="text">
      <style:text-properties style:use-window-font-color="true" style:font-name="ISOCPEUR" fo:font-size="8pt" fo:language="uk" fo:country="UA" fo:font-style="italic" style:font-name-asian="Times New Roman" style:font-size-asian="8pt" style:font-style-asian="italic" style:font-name-complex="Times New Roman" style:font-size-complex="8pt" style:language-complex="ar" style:country-complex="SA"/>
    </style:style>
    <style:style style:name="T30" style:family="text">
      <style:text-properties style:use-window-font-color="true" style:font-name="ISOCPEUR" fo:font-size="8.5pt" fo:language="uk" fo:country="UA" fo:font-style="italic" style:font-name-asian="Times New Roman" style:font-size-asian="8.5pt" style:font-style-asian="italic" style:font-name-complex="Times New Roman" style:font-size-complex="8.5pt" style:language-complex="ar" style:country-complex="SA"/>
    </style:style>
    <style:style style:name="T31" style:family="text">
      <style:text-properties fo:color="#000000" style:font-name="ISOCPEUR" fo:font-size="7pt" fo:language="ru" fo:country="RU" fo:font-style="italic" style:font-name-asian="Times New Roman" style:font-size-asian="7pt" style:font-style-asian="italic" style:font-name-complex="Times New Roman" style:font-size-complex="7pt" style:language-complex="ar" style:country-complex="SA"/>
    </style:style>
    <style:style style:name="T32" style:family="text">
      <style:text-properties style:use-window-font-color="true" style:font-name="ISOCPEUR" fo:font-size="9pt" fo:language="ru" fo:country="RU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T33" style:family="text">
      <style:text-properties fo:color="#000000" fo:font-size="9pt" fo:font-style="italic" style:font-name-asian="Times New Roman" style:font-size-asian="9pt" style:font-style-asian="italic" style:font-name-complex="Times New Roman" style:font-size-complex="9pt" style:language-complex="ar" style:country-complex="SA"/>
    </style:style>
    <style:style style:name="T34" style:family="text">
      <style:text-properties fo:color="#000000" style:font-name="ISOCPEUR" fo:font-size="8pt" fo:language="ru" fo:country="RU" fo:font-style="italic" style:font-name-asian="Times New Roman" style:font-size-asian="8pt" style:font-style-asian="italic" style:font-name-complex="Times New Roman" style:font-size-complex="9pt" style:language-complex="ar" style:country-complex="SA"/>
    </style:style>
    <style:style style:name="T35" style:family="text">
      <style:text-properties fo:color="#000000" style:font-name="ISOCPEUR" fo:font-size="7pt" fo:font-style="italic" style:font-name-asian="Times New Roman" style:font-size-asian="7pt" style:font-style-asian="italic" style:font-name-complex="Times New Roman" style:font-size-complex="7pt" style:language-complex="ar" style:country-complex="SA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style:run-through="background"/>
    </style:style>
    <style:style style:name="gr6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gr7" style:family="graphic">
      <style:graphic-properties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2" text:separation-character="." text:name="Drawing"/>
        <text:sequence-decl text:display-outline-level="0" text:name="Рисунок 3.2"/>
      </text:sequence-decls>
      <text:h text:style-name="P11" text:outline-level="1"><text:span text:style-name="T1">1</text:span> <text:span text:style-name="T1">Анализ состояния вопроса.</text:span></text:h>
      <text:h text:style-name="P9" text:outline-level="2">Описание предметной области</text:h>
      <text:p text:style-name="Text_20_body"><text:span text:style-name="T11">В настоящее время в связи со стремительным развитием цифровой фотографии и цифрового видео очень перспективной является распознавание образов на цифровых изображениях.</text:span></text:p>
      <text:p text:style-name="Text_20_body">Не смотря на то, что в реальном мире существует огромное количество различных объектов, значительный интерес представляет разработка программного обеспечения обнаружения более узкого класса объектов - лиц человека. Конкретным практическим применением программного обеспечения распознавания лиц могут быть: системы автоматического учета числа посетителей; системы пропускного контроля в учреждениях, аэропортах и метро; автоматические системы предотвращения несчастных случаев; интеллектуальные интерфейсы «человек-компьютер». </text:p>
      <text:p text:style-name="Text_20_body"><text:span text:style-name="T3">Задача обнаружения лица на изображении является ключевой при решении задач распознавания, автоматического слежения за передвигающимся в поле камеры субъектом, распознавание человеческих эмоций по выражению лица.</text:span></text:p>
      <text:p text:style-name="Text_20_body"><text:span text:style-name="T3">Задача обнаружения лица на изображении является более чем простой для </text:span><text:span text:style-name="T4">человеческого зрения, однако при попытке построения автоматической системы <text:s/>обнаружения лиц приходится столкнуться со следующими сложностями:</text:span></text:p>
      <text:list xml:id="list267236854" text:style-name="L1">
        <text:list-item>
          <text:p text:style-name="P2">Сильно варьирующийся внешний вид лица у разных людей;</text:p>
        </text:list-item>
        <text:list-item>
          <text:p text:style-name="P2">Даже относительно небольшое изменение ориентации лица относительно камеры влечет за собой серьезное изменение изображения лица;</text:p>
        </text:list-item>
        <text:list-item>
          <text:p text:style-name="P2"><text:soft-page-break/><text:span text:style-name="T4">Возможное присутствие индивидуальных особенностей (усы, бороды, </text:span><text:span text:style-name="T4">очки, морщины и т. д.) существенно усложняет автоматическое распознавание;</text:span></text:p>
        </text:list-item>
        <text:list-item>
          <text:p text:style-name="P2">Изменение выражения лица может сильно сказаться на том, как лицо выглядит на изображении;</text:p>
        </text:list-item>
        <text:list-item>
          <text:p text:style-name="P2">Часть лица может быть не видима (закрыта другими предметами) на изображении;</text:p>
        </text:list-item>
        <text:list-item>
          <text:p text:style-name="P2">Условия съемки (освещение, цветовой баланс камеры, искажения изображения, привносимые оптикой системы, качество изображения) в значительной степени влияют на получившееся изображение лица.</text:p>
        </text:list-item>
      </text:list>
      <text:p text:style-name="Text_20_body"><text:span text:style-name="T5">На первый взгляд кажется, что распознавание лиц применимо лишь в следующих областях:</text:span></text:p>
      <text:list xml:id="list1701518436" text:style-name="L2">
        <text:list-item>
          <text:p text:style-name="P3"><text:span text:style-name="T14">Охранные системы</text:span><text:span text:style-name="T15">;</text:span></text:p>
        </text:list-item>
        <text:list-item>
          <text:p text:style-name="P3">Криминалистика;</text:p>
        </text:list-item>
        <text:list-item>
          <text:p text:style-name="P3">Компьютерная графика.</text:p>
        </text:list-item>
      </text:list>
      <text:p text:style-name="Text_20_body">На самом деле спектр применения этих <text:span text:style-name="T27">программ </text:span>намного шире:</text:p>
      <text:list xml:id="list1599558241" text:style-name="L3">
        <text:list-item>
          <text:p text:style-name="P4">Взаимодействие человек-компьютер;</text:p>
        </text:list-item>
        <text:list-item>
          <text:p text:style-name="P4">Виртуальная реальность, компьютерные игры;</text:p>
        </text:list-item>
        <text:list-item>
          <text:p text:style-name="P4">Водительские права, паспорт;</text:p>
        </text:list-item>
        <text:list-item>
          <text:p text:style-name="P4"><text:span text:style-name="T6">Контроль над им</text:span><text:span text:style-name="T7">м</text:span><text:span text:style-name="T6">играцией;</text:span></text:p>
        </text:list-item>
        <text:list-item>
          <text:p text:style-name="P4">Персонализация бытовых устройств;</text:p>
        </text:list-item>
        <text:list-item>
          <text:p text:style-name="P4">Шифрование данных;</text:p>
        </text:list-item>
        <text:list-item>
          <text:p text:style-name="P4"><text:span text:style-name="T6">Электронная </text:span><text:span text:style-name="T7">коммерция;</text:span></text:p>
        </text:list-item>
        <text:list-item>
          <text:p text:style-name="P4"><text:soft-page-break/>Криминалистика.</text:p>
        </text:list-item>
      </text:list>
      <text:p text:style-name="Text_20_body"><text:span text:style-name="T6">Все выше сказанное делает актуальной задачу распознавания лиц.</text:span></text:p>
      <text:p text:style-name="Text_20_body">Как известно, большую часть информации об окружающем мире человек получает с помощью зрения. Современные же компьютеры практически полностью лишены зрения. Связано это прежде всего со сложностью обработки зрительной информации. У человека этим занимается самый большой участок коры мозга и сетчатка глаза, которая, собственно говоря, тоже представляет собой часть мозга, вынесенную на периферию. С компьютерами самого недавнего прошлого нечего было и мечтать о создании искусственной зрительной системы. Но сейчас мощностей современных компьютеров уже хватает для решения хотя бы части задач анализа зрительной информации. Стремительно развивается производство сравнительно дешевых специализированных компьютерных видеокамер. В то же время вводимые ими изображения используются только для передачи через интернет. В связи с этим становится актуальной задача разработки программных средств, которые могли бы обрабатывать вводимые изображения и анализировать содержащуюся в них визуальную информацию. Одна из задач такого рода – определение личности работающего за компьютером человека. Это позволит повысить надежность обеспечения прав доступа к информации и одновременно сделать эту процедуру более дружественной по отношению к человеку.</text:p>
      <text:p text:style-name="P1"><text:span text:style-name="T9">Большинство </text:span><text:span text:style-name="T10">программ </text:span><text:span text:style-name="T9">распознавания лиц предполагают, что положение лица в кадре известно или же оно легко выделяется на окружающем фоне. Однако во многих случаях это далеко не так. Вообще говоря, этап определения наличия и положения лица в кадре так или иначе обязательно должен быть пройден перед выполнением собственно распознавания. Поэтому проблема обнаружения и локализации лица на изображении является весьма актуальной и имеет самостоятельное значение.</text:span></text:p>
      <text:h text:style-name="P9" text:outline-level="2"><text:soft-page-break/>Анализ аналогов и прототипов</text:h>
      <text:p text:style-name="Text_20_body">Программа «<text:span text:style-name="T26">А</text:span><text:span text:style-name="T16">вто</text:span><text:span text:style-name="T26">матическая авторизация пользователей ОС Unix</text:span>» позволит по произвольному изображению на входе <text:span text:style-name="T16">видеокамеры:</text:span></text:p>
      <text:list xml:id="list2090361229" text:style-name="L4">
        <text:list-item>
          <text:p text:style-name="P5"><text:span text:style-name="T12">О</text:span><text:span text:style-name="T11">пределить имеются ли на этом изображении лиц</text:span><text:span text:style-name="T12">о</text:span><text:span text:style-name="T11">, и если да, то указать, где находится лицо и каковы его размеры;</text:span></text:p>
        </text:list-item>
        <text:list-item>
          <text:p text:style-name="P5">Определить личность работающего за компьютером человека;</text:p>
        </text:list-item>
        <text:list-item>
          <text:p text:style-name="P5"><text:span text:style-name="T17">Предоставлять управление компьютером только после успешного распознавания лица;</text:span></text:p>
        </text:list-item>
      </text:list>
      <text:p text:style-name="Text_20_body">Программа имеет следующие особенности:</text:p>
      <text:list xml:id="list1248910648" text:style-name="L5">
        <text:list-item>
          <text:p text:style-name="P6"><text:span text:style-name="T11">Обнаружение </text:span><text:span text:style-name="T13">и распознавание </text:span><text:span text:style-name="T11">лиц различных по размеру;</text:span></text:p>
        </text:list-item>
        <text:list-item>
          <text:p text:style-name="P6">Обнаружение <text:span text:style-name="T17">и распознавание </text:span>лиц в разных условиях освещенности, определяющимися типом, количеством и направлением источников света;</text:p>
        </text:list-item>
        <text:list-item>
          <text:p text:style-name="P6">Обнаружение <text:span text:style-name="T17">и распознавание </text:span>лиц в произвольных положениях и наклонах.</text:p>
        </text:list-item>
      </text:list>
      <text:p text:style-name="Text_20_body"><text:span text:style-name="T18">Lenovo </text:span><text:span text:style-name="T19">VeriFace — это программное обеспечение для распознавания лица. Вместо ввода пароля, VeriFace предлагает пользователям, пройти проверку на соответствие индивидуальных особенностей лица с фотографиями, полученными ранее с веб-камеры, с матрицы 1,3 мегапикселя. </text:span><text:span text:style-name="T18">VeriFace включена во все новые ноутбуки IdeaPad, но ее использование </text:span><text:span text:style-name="T2">небе</text:span><text:span text:style-name="T18">зопасно.</text:span></text:p>
      <text:p text:style-name="Text_20_body">Toshiba Face Recognition. Программа создает эталонный образ лица, по которому в последующем будет сверяться. В Toshiba Face Recognition необходимо произвести целую процедуру поворачивания головы влево-вправо, вверх-вниз, причем создание эталонного образа может завершиться неудачей, так как программа может посчитать ваши действия были некорректны и вас попросят еще раз повторить процедуру. После создания эталонных снимков, будет предложено сделать ассоциацию с пользователем. Стоит отметить, что <text:soft-page-break/>Toshiba Face Recognition распознает лица очень медленно.</text:p>
      <text:h text:style-name="P9" text:outline-level="2">Перечень задач, подлежащих решению в процессе разработки</text:h>
      <text:p text:style-name="Text_20_body">Программный комплекс должен обладать следующими возможностями:</text:p>
      <text:p text:style-name="Text_20_body"><text:tab/>а) Классификация <text:span text:style-name="T8">входных изображений на </text:span>лиц<text:span text:style-name="T8">а</text:span> и не лиц<text:span text:style-name="T8">а;</text:span></text:p>
      <text:p text:style-name="Text_20_body"><text:tab/>б) Обнаружение лица на изображении, полученном с веб<text:span text:style-name="T7">-</text:span>камеры;</text:p>
      <text:p text:style-name="Text_20_body"><text:tab/>в) <text:s/>Сбор базы лиц определенного человека;</text:p>
      <text:p text:style-name="Text_20_body"><text:span text:style-name="T20"><text:tab/></text:span><text:span text:style-name="T21">г</text:span><text:span text:style-name="T20">) Обучение нейронной сети для распознавания лица определенного <text:s/><text:tab/>человека;</text:span></text:p>
      <text:p text:style-name="Text_20_body"><text:span text:style-name="T20"><text:tab/></text:span><text:span text:style-name="T21">д</text:span><text:span text:style-name="T20">) <text:s/></text:span><text:span text:style-name="T21">Авторизация пользователя по снимку лица.</text:span></text:p>
      <text:h text:style-name="P9" text:outline-level="2">Постановка задачи</text:h>
      <text:h text:style-name="P10" text:outline-level="3">Назначение и область применения</text:h>
      <text:p text:style-name="Text_20_body"><text:span text:style-name="T8">Программа предназначена для определения присутствия человека перед компьютером </text:span><text:span text:style-name="T22">и</text:span><text:span text:style-name="T8"> определения его личности с помощью сверточных нейронных сетей.</text:span></text:p>
      <text:h text:style-name="P9" text:outline-level="2">Требования к программе и программному изделию</text:h>
      <text:h text:style-name="P10" text:outline-level="3">Требования к составу и параметрам технических средств</text:h>
      <text:p text:style-name="Text_20_body">ПО должно функционировать на IBM совместимых персональных компьютерах имеющих следующую конфигурацию:</text:p>
      <text:list xml:id="list271773903" text:style-name="L6">
        <text:list-item>
          <text:p text:style-name="P7">Процессор Pentium 3 — 1.3 Ghz;</text:p>
        </text:list-item>
        <text:list-item>
          <text:p text:style-name="P7">ОЗУ 256 МB;</text:p>
        </text:list-item>
        <text:list-item>
          <text:p text:style-name="P7">Видео: поддержка разрешения 1024х768;</text:p>
        </text:list-item>
        <text:list-item>
          <text:p text:style-name="P7">Монитор совместимый с данной видео картой;</text:p>
        </text:list-item>
        <text:list-item>
          <text:p text:style-name="P7">Клавиатура;</text:p>
        </text:list-item>
        <text:list-item>
          <text:p text:style-name="P7"><text:soft-page-break/>Мышь;</text:p>
        </text:list-item>
        <text:list-item>
          <text:p text:style-name="P7">Веб-камера.</text:p>
        </text:list-item>
      </text:list>
      <text:h text:style-name="P10" text:outline-level="3">Требования к информационной и программной совместимости</text:h>
      <text:p text:style-name="Text_20_body"><text:span text:style-name="T23">ПО должно работать под управлением ОС семейства Unix (OpenSuse, Debian, Ubuntu, Mandriva, FreeBSD</text:span><text:span text:style-name="T8">, OpenBSD, NetBSD</text:span><text:span text:style-name="T23">)</text:span><text:span text:style-name="T24">.</text:span></text:p>
      <text:h text:style-name="P10" text:outline-level="3">Требования к программной документации</text:h>
      <text:list xml:id="list2119566699" text:style-name="L7">
        <text:list-item>
          <text:p text:style-name="P8">Разрабатываемые программные модули должны быть: самодокументированы, тексты программ должны содержать все необходимые комментарии;</text:p>
        </text:list-item>
        <text:list-item>
          <text:p text:style-name="P8"><text:span text:style-name="T24">Программная система должна включать справочную информацию о </text:span><text:span text:style-name="T24">работе и подсказке пользователю;</text:span></text:p>
        </text:list-item>
        <text:list-item>
          <text:p text:style-name="P8"><text:span text:style-name="T24">В состав </text:span><text:span text:style-name="T25"><text:s/></text:span><text:span text:style-name="T24">документации должно входить руководство пользователя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 New Roman2" svg:font-family="'Times New Roman'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DejaVu Sans" svg:font-family="'DejaVu Sans'" style:font-family-generic="swiss" style:font-pitch="variable"/>
    <style:font-face style:name="ISOCPEUR" svg:font-family="ISOCPEUR, Arial" style:font-family-generic="swiss" style:font-pitch="variable"/>
    <style:font-face style:name="Times New Roman3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default-outline-level="1" style:class="text">
      <style:paragraph-properties fo:margin-top="0.423cm" fo:margin-bottom="0.212cm" fo:keep-with-next="always" text:number-lines="true" text:line-number="3">
        <style:tab-stops/>
      </style:paragraph-properties>
      <style:text-properties style:font-name="Times New Roman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left="0cm" fo:margin-right="0cm" fo:margin-top="0cm" fo:margin-bottom="0.212cm" fo:line-height="150%" fo:text-align="justify" style:justify-single-word="false" fo:orphans="2" fo:hyphenation-ladder-count="no-limit" fo:text-indent="1cm" style:auto-text-indent="false" style:page-number="auto" fo:background-color="transparent" style:shadow="none">
        <style:tab-stops/>
        <style:background-image/>
      </style:paragraph-properties>
      <style:text-properties fo:font-size="14pt" style:font-size-asian="14pt" style:font-size-complex="14pt" fo:hyphenate="true" fo:hyphenation-remain-char-count="2" fo:hyphenation-push-char-count="2"/>
    </style:style>
    <style:style style:name="Subtitle" style:family="paragraph" style:parent-style-name="Title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Title" style:next-style-name="Text_20_body" style:default-outline-level="" style:list-style-name="Numbering_20_2" style:class="text" style:master-page-name="">
      <style:paragraph-properties style:page-number="auto" fo:background-color="transparent" style:shadow="none" text:number-lines="true" text:line-number="3">
        <style:tab-stops/>
        <style:background-image/>
      </style:paragraph-properties>
      <style:text-properties fo:font-size="16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text:number-lines="false" text:line-number="0">
        <style:tab-stops/>
      </style:paragraph-properties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Основной_20_текст_20_2" style:display-name="Основной текст 2" style:family="paragraph" style:parent-style-name="Standard">
      <style:paragraph-properties fo:margin-left="0cm" fo:margin-right="0cm" fo:line-height="150%" fo:text-align="start" style:justify-single-word="false" fo:orphans="2" fo:widows="2" fo:text-indent="1.501cm" style:auto-text-indent="false"/>
      <style:text-properties fo:font-size="14pt" style:font-size-asian="14pt" style:font-size-complex="14pt"/>
    </style:style>
    <style:style style:name="Стиль2" style:family="paragraph" style:parent-style-name="Standard" style:list-style-name="WW8Num1">
      <style:paragraph-properties fo:margin-left="1.905cm" fo:margin-right="0cm" fo:line-height="150%" fo:text-align="start" style:justify-single-word="false" fo:orphans="2" fo:widows="2" fo:text-indent="-0.905cm" style:auto-text-indent="false">
        <style:tab-stops>
          <style:tab-stop style:position="1.905cm"/>
        </style:tab-stops>
      </style:paragraph-properties>
      <style:text-properties fo:font-size="14pt" style:font-size-asian="14pt" style:font-size-complex="14pt"/>
    </style:style>
    <style:style style:name="Безымянный1" style:family="paragraph" style:parent-style-name="Heading_20_2" style:default-outline-level="" style:list-style-name="Numbering_20_4" style:class="text"/>
    <style:style style:name="Heading_20_3" style:display-name="Heading 3" style:family="paragraph" style:parent-style-name="Title" style:next-style-name="Text_20_body" style:default-outline-level="3" style:class="text">
      <style:text-properties style:font-name="Times New Roman" fo:font-size="14pt" fo:font-weight="normal" style:font-name-asian="Lucida Sans Unicode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Обычный_20__28_веб_29_" style:display-name="Обычный (веб)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Рисунок_20_3.2" style:display-name="Рисунок 3.2" style:family="paragraph" style:parent-style-name="Caption"/>
    <style:style style:name="Drawing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Основной_20_шрифт_20_абзаца" style:display-name="Основной шрифт абзаца" style:family="text"/>
    <style:style style:name="text" style:family="text" style:parent-style-name="Основной_20_шрифт_20_абзаца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WW8Num1z0" style:family="text">
      <style:text-properties style:font-name="Symbol" style:font-name-complex="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3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2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style:num-suffix="." style:num-format="1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cm" fo:text-indent="-0.4cm" fo:margin-left="1.035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736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55cm" fo:text-indent="-0.45cm" fo:margin-left="2.185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2cm" fo:text-indent="-0.395cm" fo:margin-left="2.635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2.395cm" fo:text-indent="-0.395cm" fo:margin-left="3.03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2.79cm" fo:text-indent="-0.395cm" fo:margin-left="3.425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3.186cm" fo:text-indent="-0.395cm" fo:margin-left="3.821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3.581cm" fo:text-indent="-0.395cm" fo:margin-left="4.216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3.976cm" fo:text-indent="-0.395cm" fo:margin-left="4.611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4.371cm" fo:text-indent="-0.395cm" fo:margin-left="5.006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>
      <style:paragraph-properties style:writing-mode="lr-tb"/>
    </style:style>
    <style:style style:name="MP2" style:family="paragraph">
      <style:paragraph-properties fo:text-align="center" style:writing-mode="lr-tb"/>
    </style:style>
    <style:style style:name="MP3" style:family="paragraph">
      <style:paragraph-properties fo:text-align="center" style:writing-mode="lr-tb"/>
      <style:text-properties fo:font-size="8.5pt" style:font-size-asian="8.5pt" style:font-size-complex="8.5pt"/>
    </style:style>
    <style:style style:name="MP4" style:family="paragraph">
      <style:paragraph-properties fo:text-align="center" style:writing-mode="lr-tb"/>
      <style:text-properties fo:font-size="8pt" style:font-size-asian="8pt" style:font-size-complex="8pt"/>
    </style:style>
    <style:style style:name="MP5" style:family="paragraph">
      <style:paragraph-properties fo:text-align="center" style:writing-mode="lr-tb"/>
      <style:text-properties fo:font-size="7pt" style:font-size-asian="7pt" style:font-size-complex="7pt"/>
    </style:style>
    <style:style style:name="MP6" style:family="paragraph">
      <style:paragraph-properties fo:text-align="justify" style:writing-mode="lr-tb"/>
    </style:style>
    <style:style style:name="MT1" style:family="text">
      <style:text-properties style:use-window-font-color="true" style:font-name="ISOCPEUR" fo:font-size="9pt" fo:language="uk" fo:country="UA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MT2" style:family="text">
      <style:text-properties style:use-window-font-color="true" style:font-name="ISOCPEUR" fo:font-size="8pt" fo:language="uk" fo:country="UA" fo:font-style="italic" style:font-name-asian="Times New Roman" style:font-size-asian="8pt" style:font-style-asian="italic" style:font-name-complex="Times New Roman" style:font-size-complex="8pt" style:language-complex="ar" style:country-complex="SA"/>
    </style:style>
    <style:style style:name="MT3" style:family="text">
      <style:text-properties style:use-window-font-color="true" style:font-name="ISOCPEUR" fo:font-size="8.5pt" fo:language="uk" fo:country="UA" fo:font-style="italic" style:font-name-asian="Times New Roman" style:font-size-asian="8.5pt" style:font-style-asian="italic" style:font-name-complex="Times New Roman" style:font-size-complex="8.5pt" style:language-complex="ar" style:country-complex="SA"/>
    </style:style>
    <style:style style:name="MT4" style:family="text">
      <style:text-properties fo:color="#000000" style:font-name="ISOCPEUR" fo:font-size="7pt" fo:font-style="italic" style:font-name-asian="Times New Roman" style:font-size-asian="7pt" style:font-style-asian="italic" style:font-name-complex="Times New Roman" style:font-size-complex="7pt" style:language-complex="ar" style:country-complex="SA"/>
    </style:style>
    <style:style style:name="MT5" style:family="text">
      <style:text-properties fo:color="#000000" style:font-name="ISOCPEUR" fo:font-size="7pt" fo:language="ru" fo:country="RU" fo:font-style="italic" style:font-name-asian="Times New Roman" style:font-size-asian="7pt" style:font-style-asian="italic" style:font-name-complex="Times New Roman" style:font-size-complex="7pt" style:language-complex="ar" style:country-complex="SA"/>
    </style:style>
    <style:style style:name="MT6" style:family="text">
      <style:text-properties style:use-window-font-color="true" style:font-name="ISOCPEUR" fo:font-size="9pt" fo:language="ru" fo:country="RU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MT7" style:family="text">
      <style:text-properties fo:color="#000000" fo:font-size="9pt" fo:font-style="italic" style:font-name-asian="Times New Roman" style:font-size-asian="9pt" style:font-style-asian="italic" style:font-name-complex="Times New Roman" style:font-size-complex="9pt" style:language-complex="ar" style:country-complex="SA"/>
    </style:style>
    <style:style style:name="MT8" style:family="text">
      <style:text-properties fo:color="#000000" style:font-name="ISOCPEUR" fo:font-size="8pt" fo:language="ru" fo:country="RU" fo:font-style="italic" style:font-name-asian="Times New Roman" style:font-size-asian="8pt" style:font-style-asian="italic" style:font-name-complex="Times New Roman" style:font-size-complex="9pt" style:language-complex="ar" style:country-complex="SA"/>
    </style:style>
    <style:style style:name="M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M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style:run-through="background"/>
    </style:style>
    <style:style style:name="Mgr6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Mgr7" style:family="graphic">
      <style:graphic-properties style:run-through="background"/>
    </style:style>
    <style:page-layout style:name="Mpm1">
      <style:page-layout-properties fo:page-width="21.001cm" fo:page-height="29.7cm" style:num-format="1" style:print-orientation="portrait" fo:margin-top="2cm" fo:margin-bottom="2.3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5.0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g text:anchor-type="char" draw:z-index="5" draw:style-name="Mgr1"><draw:custom-shape draw:style-name="Mgr2" draw:text-style-name="MP1" svg:width="18.303cm" svg:height="28.304cm" svg:x="-0.388cm" svg:y="-1.274cm"><text:p/><draw:enhanced-geometry svg:viewBox="0 0 21600 21600" draw:type="rectangle" draw:enhanced-path="M 0 0 L 21600 0 21600 21600 0 21600 0 0 Z N"/></draw:custom-shape><draw:line draw:style-name="Mgr3" draw:text-style-name="MP2" svg:x1="0.612cm" svg:y1="25.541cm" svg:x2="0.614cm" svg:y2="27.012cm"><text:p/></draw:line><draw:line draw:style-name="Mgr3" draw:text-style-name="MP2" svg:x1="-0.379cm" svg:y1="25.527cm" svg:x2="17.893cm" svg:y2="25.527cm"><text:p/></draw:line><draw:line draw:style-name="Mgr3" draw:text-style-name="MP2" svg:x1="1.612cm" svg:y1="25.541cm" svg:x2="1.614cm" svg:y2="27.012cm"><text:p/></draw:line><draw:line draw:style-name="Mgr3" draw:text-style-name="MP2" svg:x1="4.112cm" svg:y1="25.541cm" svg:x2="4.114cm" svg:y2="27.012cm"><text:p/></draw:line><draw:line draw:style-name="Mgr3" draw:text-style-name="MP2" svg:x1="5.611cm" svg:y1="25.557cm" svg:x2="5.613cm" svg:y2="27.014cm"><text:p/></draw:line><draw:line draw:style-name="Mgr3" draw:text-style-name="MP2" svg:x1="6.613cm" svg:y1="25.541cm" svg:x2="6.615cm" svg:y2="26.998cm"><text:p/></draw:line><draw:line draw:style-name="Mgr3" draw:text-style-name="MP2" svg:x1="16.912cm" svg:y1="25.541cm" svg:x2="16.916cm" svg:y2="27.012cm"><text:p/></draw:line><draw:line draw:style-name="Mgr4" draw:text-style-name="MP2" svg:x1="-0.379cm" svg:y1="26.027cm" svg:x2="6.594cm" svg:y2="26.029cm"><text:p/></draw:line><draw:line draw:style-name="Mgr3" draw:text-style-name="MP2" svg:x1="-0.379cm" svg:y1="26.528cm" svg:x2="6.594cm" svg:y2="26.528cm"><text:p/></draw:line><draw:line draw:style-name="Mgr4" draw:text-style-name="MP2" svg:x1="16.925cm" svg:y1="26.035cm" svg:x2="17.904cm" svg:y2="26.035cm"><text:p/></draw:line><draw:frame draw:style-name="Mgr5" draw:text-style-name="MP2" svg:width="0.914cm" svg:height="0.436cm" svg:x="-0.339cm" svg:y="26.537cm"><draw:text-box><text:p text:style-name="MP2"><text:span text:style-name="MT1">Изм.</text:span></text:p></draw:text-box></draw:frame><draw:frame draw:style-name="Mgr5" draw:text-style-name="MP2" svg:width="0.916cm" svg:height="0.436cm" svg:x="0.642cm" svg:y="26.537cm"><draw:text-box><text:p text:style-name="MP2"><text:span text:style-name="MT1">Лист</text:span></text:p></draw:text-box></draw:frame><draw:frame draw:style-name="Mgr5" draw:text-style-name="MP2" svg:width="2.354cm" svg:height="0.436cm" svg:x="1.686cm" svg:y="26.537cm"><draw:text-box><text:p text:style-name="MP2"><text:span text:style-name="MT1">№ </text:span><text:span text:style-name="MT1">докум.</text:span></text:p></draw:text-box></draw:frame><draw:frame draw:style-name="Mgr5" draw:text-style-name="MP2" svg:width="1.403cm" svg:height="0.436cm" svg:x="4.161cm" svg:y="26.537cm"><draw:text-box><text:p text:style-name="MP2"><text:span text:style-name="MT2">Подпись</text:span></text:p></draw:text-box></draw:frame><draw:frame draw:style-name="Mgr5" draw:text-style-name="MP3" svg:width="0.914cm" svg:height="0.436cm" svg:x="5.655cm" svg:y="26.537cm"><draw:text-box><text:p text:style-name="MP2"><text:span text:style-name="MT3">Дата</text:span></text:p></draw:text-box></draw:frame><draw:frame draw:style-name="Mgr5" draw:text-style-name="MP2" svg:width="0.916cm" svg:height="0.436cm" svg:x="16.942cm" svg:y="25.571cm"><draw:text-box><text:p text:style-name="MP2"><text:span text:style-name="MT1">Лист</text:span></text:p></draw:text-box></draw:frame><draw:custom-shape draw:style-name="Mgr6" draw:text-style-name="MP1" svg:width="0.916cm" svg:height="0.599cm" svg:x="16.951cm" svg:y="26.227cm"><text:p/><draw:enhanced-geometry svg:viewBox="0 0 21600 21600" draw:type="mso-spt202" draw:enhanced-path="M 0 0 L 21600 0 21600 21600 0 21600 0 0 Z N"/></draw:custom-shape><draw:frame draw:style-name="Mgr5" draw:text-style-name="MP2" svg:width="10.134cm" svg:height="0.675cm" svg:x="6.689cm" svg:y="25.927cm"><draw:text-box><text:p text:style-name="MP2"><text:span text:style-name="MT4">Анализ состояния вопроса</text:span></text:p></draw:text-box></draw:frame></draw:g></text:p>
      </style:head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Header"><draw:g text:anchor-type="char" draw:z-index="0" draw:style-name="Mgr1"><draw:custom-shape draw:style-name="Mgr2" draw:text-style-name="MP1" svg:width="18.303cm" svg:height="28.304cm" svg:x="-0.298cm" svg:y="-1.432cm"><text:p/><draw:enhanced-geometry svg:viewBox="0 0 21600 21600" draw:type="rectangle" draw:enhanced-path="M 0 0 L 21600 0 21600 21600 0 21600 0 0 Z N"/></draw:custom-shape><draw:line draw:style-name="Mgr3" draw:text-style-name="MP2" svg:x1="0.608cm" svg:y1="22.885cm" svg:x2="0.61cm" svg:y2="24.353cm"><text:p/></draw:line><draw:line draw:style-name="Mgr3" draw:text-style-name="MP2" svg:x1="-0.29cm" svg:y1="22.871cm" svg:x2="17.982cm" svg:y2="22.871cm"><text:p/></draw:line><draw:line draw:style-name="Mgr3" draw:text-style-name="MP2" svg:x1="1.7cm" svg:y1="22.897cm" svg:x2="1.702cm" svg:y2="26.855cm"><text:p/></draw:line><draw:line draw:style-name="Mgr3" draw:text-style-name="MP2" svg:x1="4.201cm" svg:y1="22.897cm" svg:x2="4.203cm" svg:y2="26.855cm"><text:p/></draw:line><draw:line draw:style-name="Mgr3" draw:text-style-name="MP2" svg:x1="5.7cm" svg:y1="22.897cm" svg:x2="5.702cm" svg:y2="26.855cm"><text:p/></draw:line><draw:line draw:style-name="Mgr3" draw:text-style-name="MP2" svg:x1="6.702cm" svg:y1="22.885cm" svg:x2="6.704cm" svg:y2="26.841cm"><text:p/></draw:line><draw:line draw:style-name="Mgr3" draw:text-style-name="MP2" svg:x1="14.204cm" svg:y1="24.379cm" svg:x2="14.208cm" svg:y2="25.36cm"><text:p/></draw:line><draw:line draw:style-name="Mgr4" draw:text-style-name="MP2" svg:x1="-0.29cm" svg:y1="25.869cm" svg:x2="6.683cm" svg:y2="25.871cm"><text:p/></draw:line><draw:line draw:style-name="Mgr4" draw:text-style-name="MP2" svg:x1="-0.29cm" svg:y1="26.37cm" svg:x2="6.683cm" svg:y2="26.37cm"><text:p/></draw:line><draw:frame draw:style-name="Mgr5" draw:text-style-name="MP2" svg:width="0.809cm" svg:height="0.436cm" svg:x="-0.249cm" svg:y="23.905cm"><draw:text-box><text:p text:style-name="MP2"><text:span text:style-name="MT1">Изм</text:span></text:p></draw:text-box></draw:frame><draw:frame draw:style-name="Mgr5" draw:text-style-name="MP2" svg:width="1.006cm" svg:height="0.436cm" svg:x="0.663cm" svg:y="23.905cm"><draw:text-box><text:p text:style-name="MP2"><text:span text:style-name="MT1">Лист</text:span></text:p></draw:text-box></draw:frame><draw:frame draw:style-name="Mgr5" draw:text-style-name="MP2" svg:width="2.354cm" svg:height="0.436cm" svg:x="1.776cm" svg:y="23.905cm"><draw:text-box><text:p text:style-name="MP2"><text:span text:style-name="MT1">№ </text:span><text:span text:style-name="MT1">докум.</text:span></text:p></draw:text-box></draw:frame><draw:frame draw:style-name="Mgr5" draw:text-style-name="MP4" svg:width="1.403cm" svg:height="0.436cm" svg:x="4.251cm" svg:y="23.905cm"><draw:text-box><text:p text:style-name="MP2"><text:span text:style-name="MT2">Подпись</text:span></text:p></draw:text-box></draw:frame><draw:frame draw:style-name="Mgr5" draw:text-style-name="MP3" svg:width="0.914cm" svg:height="0.436cm" svg:x="5.745cm" svg:y="23.905cm"><draw:text-box><text:p text:style-name="MP2"><text:span text:style-name="MT3">Дата</text:span></text:p></draw:text-box></draw:frame><draw:frame draw:style-name="Mgr5" draw:text-style-name="MP2" svg:width="1.35cm" svg:height="0.436cm" svg:x="14.266cm" svg:y="24.395cm"><draw:text-box><text:p text:style-name="MP2"><text:span text:style-name="MT1">Лист</text:span></text:p></draw:text-box></draw:frame><draw:custom-shape draw:style-name="Mgr6" draw:text-style-name="MP1" svg:width="1.35cm" svg:height="0.438cm" svg:x="14.277cm" svg:y="24.922cm"><text:p/><draw:enhanced-geometry svg:viewBox="0 0 21600 21600" draw:type="mso-spt202" draw:enhanced-path="M 0 0 L 21600 0 21600 21600 0 21600 0 0 Z N"/></draw:custom-shape><draw:frame draw:style-name="Mgr5" draw:text-style-name="MP5" svg:width="11.127cm" svg:height="0.675cm" svg:x="6.803cm" svg:y="23.307cm"><draw:text-box><text:p text:style-name="MP2"><text:span text:style-name="MT5">Анализ состояния вопроса</text:span></text:p></draw:text-box></draw:frame><draw:line draw:style-name="Mgr3" draw:text-style-name="MP2" svg:x1="-0.286cm" svg:y1="24.37cm" svg:x2="17.986cm" svg:y2="24.37cm"><text:p/></draw:line><draw:line draw:style-name="Mgr3" draw:text-style-name="MP2" svg:x1="-0.279cm" svg:y1="23.876cm" svg:x2="6.694cm" svg:y2="23.876cm"><text:p/></draw:line><draw:line draw:style-name="Mgr4" draw:text-style-name="MP2" svg:x1="-0.29cm" svg:y1="23.37cm" svg:x2="6.683cm" svg:y2="23.37cm"><text:p/></draw:line><draw:line draw:style-name="Mgr4" draw:text-style-name="MP2" svg:x1="-0.29cm" svg:y1="25.37cm" svg:x2="6.683cm" svg:y2="25.37cm"><text:p/></draw:line><draw:line draw:style-name="Mgr4" draw:text-style-name="MP2" svg:x1="-0.29cm" svg:y1="24.866cm" svg:x2="6.683cm" svg:y2="24.866cm"><text:p/></draw:line><draw:g draw:style-name="Mgr7"><draw:frame draw:style-name="Mgr5" draw:text-style-name="MP6" svg:width="1.945cm" svg:height="0.438cm" svg:x="-0.273cm" svg:y="24.418cm"><draw:text-box><text:p text:style-name="MP6"><text:span text:style-name="MT1"><text:s/></text:span><text:span text:style-name="MT1">Разраб.</text:span></text:p></draw:text-box></draw:frame></draw:g><draw:g draw:style-name="Mgr7"><draw:frame draw:style-name="Mgr5" draw:text-style-name="MP6" svg:width="1.945cm" svg:height="0.436cm" svg:x="-0.273cm" svg:y="24.899cm"><draw:text-box><text:p text:style-name="MP6"><text:span text:style-name="MT1"><text:s/></text:span><text:span text:style-name="MT6">Руковод</text:span><text:span text:style-name="MT1">.</text:span></text:p></draw:text-box></draw:frame></draw:g><draw:g draw:style-name="Mgr7"><draw:frame draw:style-name="Mgr5" draw:text-style-name="MP6" svg:width="1.945cm" svg:height="0.436cm" svg:x="-0.273cm" svg:y="25.402cm"><draw:text-box><text:p text:style-name="MP6"><text:span text:style-name="MT6"><text:s/></text:span><text:span text:style-name="MT6">Консул</text:span><text:span text:style-name="MT1">.</text:span></text:p></draw:text-box></draw:frame></draw:g><draw:g draw:style-name="Mgr7"><draw:frame draw:style-name="Mgr5" draw:text-style-name="MP6" svg:width="1.945cm" svg:height="0.438cm" svg:x="-0.273cm" svg:y="25.899cm"><draw:text-box><text:p text:style-name="MP6"><text:span text:style-name="MT1"><text:s/></text:span><text:span text:style-name="MT1">Н. Контр.</text:span></text:p></draw:text-box></draw:frame><draw:custom-shape draw:style-name="Mgr6" draw:text-style-name="MP1" svg:width="2.352cm" svg:height="0.438cm" svg:x="1.773cm" svg:y="25.899cm"><text:p/><draw:enhanced-geometry svg:viewBox="0 0 21600 21600" draw:type="mso-spt202" draw:enhanced-path="M 0 0 L 21600 0 21600 21600 0 21600 0 0 Z N"/></draw:custom-shape></draw:g><draw:g draw:style-name="Mgr7"><draw:frame draw:style-name="Mgr5" draw:text-style-name="MP6" svg:width="1.945cm" svg:height="0.436cm" svg:x="-0.273cm" svg:y="26.379cm"><draw:text-box><text:p text:style-name="MP6"><text:span text:style-name="MT1"><text:s/></text:span><text:span text:style-name="MT6">Зав.каф</text:span><text:span text:style-name="MT1">.</text:span></text:p></draw:text-box></draw:frame><draw:frame draw:style-name="Mgr5" draw:text-style-name="MP6" svg:width="2.352cm" svg:height="0.436cm" svg:x="1.771cm" svg:y="26.379cm"><draw:text-box><text:p text:style-name="MP6"><text:span text:style-name="MT6">Поляков В.М.</text:span></text:p></draw:text-box></draw:frame></draw:g><draw:line draw:style-name="Mgr3" draw:text-style-name="MP2" svg:x1="12.703cm" svg:y1="24.379cm" svg:x2="12.705cm" svg:y2="26.841cm"><text:p/></draw:line><draw:frame draw:style-name="Mgr5" draw:text-style-name="MP2" svg:width="5.758cm" svg:height="2.276cm" svg:x="6.828cm" svg:y="24.485cm"><draw:text-box><text:p text:style-name="MP2"><text:span text:style-name="MT7">ПРОГРАММНОЕ ОБЕСПЕЧЕНИЕ ДЛЯ АВТОМАТИЧЕСКОЙ АВТОРИЗАЦИИ ПОЛЬЗОВАТЕЛЕЙ ОС UNIX</text:span></text:p></draw:text-box></draw:frame><draw:line draw:style-name="Mgr3" draw:text-style-name="MP2" svg:x1="12.715cm" svg:y1="24.871cm" svg:x2="17.994cm" svg:y2="24.871cm"><text:p/></draw:line><draw:line draw:style-name="Mgr3" draw:text-style-name="MP2" svg:x1="12.712cm" svg:y1="25.37cm" svg:x2="17.991cm" svg:y2="25.372cm"><text:p/></draw:line><draw:line draw:style-name="Mgr3" draw:text-style-name="MP2" svg:x1="15.703cm" svg:y1="24.379cm" svg:x2="15.705cm" svg:y2="25.36cm"><text:p/></draw:line><draw:frame draw:style-name="Mgr5" draw:text-style-name="MP2" svg:width="1.348cm" svg:height="0.436cm" svg:x="12.783cm" svg:y="24.395cm"><draw:text-box><text:p text:style-name="MP2"><text:span text:style-name="MT1">Лит.</text:span></text:p></draw:text-box></draw:frame><draw:frame draw:style-name="Mgr5" draw:text-style-name="MP2" svg:width="2.13cm" svg:height="0.436cm" svg:x="15.776cm" svg:y="24.395cm"><draw:text-box><text:p text:style-name="MP2"><text:span text:style-name="MT1">Листов</text:span></text:p></draw:text-box></draw:frame><draw:custom-shape draw:style-name="Mgr6" draw:text-style-name="MP1" svg:width="2.128cm" svg:height="0.436cm" svg:x="15.799cm" svg:y="24.906cm"><text:p/><draw:enhanced-geometry svg:viewBox="0 0 21600 21600" draw:type="mso-spt202" draw:enhanced-path="M 0 0 L 21600 0 21600 21600 0 21600 0 0 Z N"/></draw:custom-shape><draw:line draw:style-name="Mgr4" draw:text-style-name="MP2" svg:x1="13.206cm" svg:y1="24.883cm" svg:x2="13.208cm" svg:y2="25.361cm"><text:p/></draw:line><draw:line draw:style-name="Mgr4" draw:text-style-name="MP2" svg:x1="13.703cm" svg:y1="24.883cm" svg:x2="13.705cm" svg:y2="25.361cm"><text:p/></draw:line><draw:frame draw:style-name="Mgr5" draw:text-style-name="MP2" svg:width="5.134cm" svg:height="0.623cm" svg:x="12.783cm" svg:y="25.758cm"><draw:text-box><text:p text:style-name="MP2"><text:span text:style-name="MT8">СКФ БГТУ им. В.Г.Шухова, ПВ-41</text:span></text:p></draw:text-box></draw:frame></draw:g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Студент</meta:initial-creator>
    <meta:creation-date>2011-02-16T12:29:40.92</meta:creation-date>
    <meta:generator>OpenOffice.org/3.2$Unix OpenOffice.org_project/320m19$Build-9505</meta:generator>
    <dc:date>2011-05-29T00:12:30</dc:date>
    <meta:editing-duration>PT05H35M51S</meta:editing-duration>
    <meta:editing-cycles>111</meta:editing-cycles>
    <meta:document-statistic meta:table-count="0" meta:image-count="0" meta:object-count="0" meta:page-count="6" meta:paragraph-count="65" meta:word-count="908" meta:character-count="7093"/>
    <meta:user-defined meta:name="Поле 1"/>
    <meta:user-defined meta:name="Поле 2"/>
    <meta:user-defined meta:name="Поле 3"/>
    <meta:user-defined meta:name="Поле 4"/>
  </office:meta>
</office:document-meta>
</file>